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data-style-name="N0">
      <style:text-properties fo:font-weight="bold" style:font-weight-asian="bold" style:font-weight-complex="bold"/>
    </style:style>
    <style:style style:name="ce4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" style:family="table-cell" style:data-style-name="N0">
      <style:table-cell-properties style:vertical-align="middle"/>
    </style:style>
    <style:style style:name="ce6" style:family="table-cell" style:data-style-name="N0">
      <style:table-cell-properties style:vertical-align="middle" fo:background-color="transparent"/>
    </style:style>
    <style:style style:name="ce7" style:family="table-cell" style:data-style-name="N0">
      <style:table-cell-properties style:vertical-align="middle"/>
      <style:text-properties fo:font-weight="bold" style:font-weight-asian="bold" style:font-weight-complex="bold"/>
    </style:style>
    <style:style style:name="ce8" style:family="table-cell" style:data-style-name="N2">
      <style:table-cell-properties style:vertical-align="middle"/>
    </style:style>
    <style:style style:name="ce9" style:family="table-cell" style:data-style-name="N2">
      <style:table-cell-properties style:vertical-align="middle" fo:background-color="transparent"/>
    </style:style>
    <style:style style:name="ce10" style:family="table-cell" style:data-style-name="N2">
      <style:table-cell-properties style:vertical-align="middle"/>
      <style:text-properties fo:font-weight="bold" style:font-weight-asian="bold" style:font-weight-complex="bold"/>
    </style:style>
    <style:style style:name="ce11" style:family="table-cell" style:data-style-name="N2">
      <style:table-cell-properties style:vertical-align="middle"/>
    </style:style>
    <style:style style:name="ce12" style:family="table-cell" style:data-style-name="N0">
      <style:table-cell-properties style:vertical-align="automatic" fo:background-color="transparent"/>
      <style:text-properties fo:color="#305496"/>
    </style:style>
    <style:style style:name="ce13" style:family="table-cell" style:data-style-name="N0">
      <style:text-properties fo:color="#305496"/>
    </style:style>
    <style:style style:name="ce14" style:family="table-cell" style:data-style-name="N0">
      <style:table-cell-properties style:vertical-align="automatic" fo:background-color="transparent"/>
      <style:text-properties fo:color="#305496" fo:font-weight="bold" style:font-weight-asian="bold" style:font-weight-complex="bold"/>
    </style:style>
    <style:style style:name="ce15" style:family="table-cell" style:data-style-name="N0">
      <style:text-properties fo:color="#305496" fo:font-weight="bold" style:font-weight-asian="bold" style:font-weight-complex="bold"/>
    </style:style>
    <style:style style:name="ce16" style:family="table-cell" style:data-style-name="N0">
      <style:table-cell-properties style:vertical-align="automatic" fo:background-color="transparent"/>
      <style:text-properties fo:color="#BF8F00"/>
    </style:style>
    <style:style style:name="ce17" style:family="table-cell" style:data-style-name="N0">
      <style:text-properties fo:color="#BF8F00"/>
    </style:style>
    <style:style style:name="ce18" style:family="table-cell" style:data-style-name="N0">
      <style:table-cell-properties style:vertical-align="automatic" fo:background-color="transparent"/>
      <style:text-properties fo:color="#BF8F00" fo:font-weight="bold" style:font-weight-asian="bold" style:font-weight-complex="bold"/>
    </style:style>
    <style:style style:name="ce19" style:family="table-cell" style:data-style-name="N0">
      <style:text-properties fo:color="#BF8F00" fo:font-weight="bold" style:font-weight-asian="bold" style:font-weight-complex="bold"/>
    </style:style>
    <style:style style:name="ce20" style:family="table-cell" style:data-style-name="N0">
      <style:table-cell-properties style:vertical-align="middle"/>
      <style:text-properties fo:color="#548235" fo:font-style="italic" style:font-style-asian="italic" style:font-style-complex="italic"/>
    </style:style>
    <style:style style:name="ce21" style:family="table-cell" style:data-style-name="N2">
      <style:table-cell-properties style:vertical-align="middle"/>
      <style:text-properties fo:color="#548235" fo:font-style="italic" style:font-style-asian="italic" style:font-style-complex="italic"/>
    </style:style>
    <style:style style:name="ce22" style:family="table-cell" style:data-style-name="N0">
      <style:table-cell-properties style:vertical-align="middle" fo:background-color="transparent"/>
      <style:text-properties fo:color="#548235" fo:font-style="italic" style:font-style-asian="italic" style:font-style-complex="italic"/>
    </style:style>
    <style:style style:name="ce23" style:family="table-cell" style:data-style-name="N0">
      <style:table-cell-properties style:vertical-align="automatic" fo:background-color="transparent"/>
      <style:text-properties fo:color="#305496" fo:font-style="italic" style:font-style-asian="italic" style:font-style-complex="italic"/>
    </style:style>
    <style:style style:name="ce24" style:family="table-cell" style:data-style-name="N0">
      <style:text-properties fo:color="#305496" fo:font-style="italic" style:font-style-asian="italic" style:font-style-complex="italic"/>
    </style:style>
    <style:style style:name="ce25" style:family="table-cell" style:data-style-name="N0">
      <style:table-cell-properties style:vertical-align="automatic" fo:background-color="transparent"/>
      <style:text-properties fo:font-style="italic" style:font-style-asian="italic" style:font-style-complex="italic"/>
    </style:style>
    <style:style style:name="ce26" style:family="table-cell" style:data-style-name="N0">
      <style:text-properties fo:font-style="italic" style:font-style-asian="italic" style:font-style-complex="italic"/>
    </style:style>
    <style:style style:name="ce27" style:family="table-cell" style:data-style-name="N0">
      <style:table-cell-properties fo:border-top="none" fo:border-bottom="thin solid #548235" fo:border-left="none" fo:border-right="none" style:vertical-align="middle"/>
      <style:text-properties fo:color="#548235" fo:font-style="italic" style:font-style-asian="italic" style:font-style-complex="italic"/>
    </style:style>
    <style:style style:name="ce28" style:family="table-cell" style:data-style-name="N2">
      <style:table-cell-properties fo:border-top="none" fo:border-bottom="thin solid #548235" fo:border-left="none" fo:border-right="none" style:vertical-align="middle"/>
      <style:text-properties fo:color="#548235" fo:font-style="italic" style:font-style-asian="italic" style:font-style-complex="italic"/>
    </style:style>
    <style:style style:name="ce29" style:family="table-cell" style:data-style-name="N0">
      <style:table-cell-properties fo:border-top="none" fo:border-bottom="thin solid #548235" fo:border-left="none" fo:border-right="none" style:vertical-align="middle" fo:background-color="transparent"/>
      <style:text-properties fo:color="#548235" fo:font-style="italic" style:font-style-asian="italic" style:font-style-complex="italic"/>
    </style:style>
    <style:style style:name="ce30" style:family="table-cell" style:data-style-name="N0">
      <style:table-cell-properties fo:border-top="thin solid #548235" fo:border-bottom="none" fo:border-left="none" fo:border-right="none" style:vertical-align="middle"/>
      <style:text-properties fo:color="#BF8F00" fo:font-style="italic" style:font-style-asian="italic" style:font-style-complex="italic"/>
    </style:style>
    <style:style style:name="ce31" style:family="table-cell" style:data-style-name="N0">
      <style:table-cell-properties fo:border-top="none" fo:border-bottom="thin solid #BF8F00" fo:border-left="none" fo:border-right="none" style:vertical-align="middle"/>
      <style:text-properties fo:color="#BF8F00" fo:font-style="italic" style:font-style-asian="italic" style:font-style-complex="italic"/>
    </style:style>
    <style:style style:name="ce32" style:family="table-cell" style:data-style-name="N2">
      <style:table-cell-properties fo:border-top="none" fo:border-bottom="thin solid #BF8F00" fo:border-left="none" fo:border-right="none" style:vertical-align="middle"/>
      <style:text-properties fo:color="#BF8F00" fo:font-style="italic" style:font-style-asian="italic" style:font-style-complex="italic"/>
    </style:style>
    <style:style style:name="ce33" style:family="table-cell" style:data-style-name="N0">
      <style:table-cell-properties fo:border-top="thin solid #BF8F00" fo:border-bottom="none" fo:border-left="none" fo:border-right="none" style:vertical-align="middle"/>
      <style:text-properties fo:color="#305496" fo:font-style="italic" style:font-style-asian="italic" style:font-style-complex="italic"/>
    </style:style>
    <style:style style:name="ce34" style:family="table-cell" style:data-style-name="N0">
      <style:table-cell-properties fo:border-top="none" fo:border-bottom="thin solid #2F75B5" fo:border-left="none" fo:border-right="none" style:vertical-align="middle"/>
      <style:text-properties fo:color="#305496" fo:font-style="italic" style:font-style-asian="italic" style:font-style-complex="italic"/>
    </style:style>
    <style:style style:name="ce35" style:family="table-cell" style:data-style-name="N2">
      <style:table-cell-properties fo:border-top="none" fo:border-bottom="thin solid #2F75B5" fo:border-left="none" fo:border-right="none" style:vertical-align="middle"/>
      <style:text-properties fo:color="#305496" fo:font-style="italic" style:font-style-asian="italic" style:font-style-complex="italic"/>
    </style:style>
    <style:style style:name="ce36" style:family="table-cell" style:data-style-name="N0">
      <style:table-cell-properties style:vertical-align="middle"/>
      <style:text-properties fo:color="#305496" fo:font-style="italic" style:font-style-asian="italic" style:font-style-complex="italic"/>
    </style:style>
    <style:style style:name="ce37" style:family="table-cell" style:data-style-name="N0">
      <style:table-cell-properties style:vertical-align="middle" fo:background-color="transparent"/>
      <style:text-properties fo:color="#305496" fo:font-style="italic" style:font-style-asian="italic" style:font-style-complex="italic"/>
    </style:style>
    <style:style style:name="ce38" style:family="table-cell" style:data-style-name="N0">
      <style:table-cell-properties style:vertical-align="middle"/>
    </style:style>
    <style:style style:name="ce39" style:family="table-cell" style:data-style-name="N2">
      <style:table-cell-properties style:vertical-align="middle" fo:background-color="transparent"/>
    </style:style>
    <style:style style:name="ce40" style:family="table-cell" style:data-style-name="N2">
      <style:table-cell-properties fo:border-top="none" fo:border-bottom="thin solid #2F75B5" fo:border-left="none" fo:border-right="none" style:vertical-align="middle" fo:background-color="transparent"/>
      <style:text-properties fo:color="#305496" fo:font-style="italic" style:font-style-asian="italic" style:font-style-complex="italic"/>
    </style:style>
    <style:style style:name="ce41" style:family="table-cell" style:data-style-name="N0">
      <style:table-cell-properties style:vertical-align="middle"/>
      <style:text-properties fo:color="#C65911" fo:font-style="italic" style:font-style-asian="italic" style:font-style-complex="italic"/>
    </style:style>
    <style:style style:name="ce42" style:family="table-cell" style:data-style-name="N2">
      <style:table-cell-properties style:vertical-align="middle"/>
      <style:text-properties fo:color="#C65911" fo:font-style="italic" style:font-style-asian="italic" style:font-style-complex="italic"/>
    </style:style>
    <style:style style:name="ce43" style:family="table-cell" style:data-style-name="N0">
      <style:table-cell-properties fo:border-top="none" fo:border-bottom="thin solid #C65911" fo:border-left="none" fo:border-right="none" style:vertical-align="middle"/>
      <style:text-properties fo:color="#C65911" fo:font-style="italic" style:font-style-asian="italic" style:font-style-complex="italic"/>
    </style:style>
    <style:style style:name="ce44" style:family="table-cell" style:data-style-name="N2">
      <style:table-cell-properties fo:border-top="none" fo:border-bottom="thin solid #C65911" fo:border-left="none" fo:border-right="none" style:vertical-align="middle"/>
      <style:text-properties fo:color="#C65911" fo:font-style="italic" style:font-style-asian="italic" style:font-style-complex="italic"/>
    </style:style>
    <style:style style:name="ce45" style:family="table-cell" style:data-style-name="N2">
      <style:table-cell-properties fo:border-top="none" fo:border-bottom="thin solid #C65911" fo:border-left="none" fo:border-right="none" style:vertical-align="middle" fo:background-color="transparent"/>
      <style:text-properties fo:color="#C65911" fo:font-style="italic" style:font-style-asian="italic" style:font-style-complex="italic"/>
    </style:style>
    <style:style style:name="ce46" style:family="table-cell" style:data-style-name="N0">
      <style:table-cell-properties fo:border-top="thin solid #C65911" fo:border-bottom="none" fo:border-left="none" fo:border-right="none" style:vertical-align="middle"/>
      <style:text-properties fo:color="#757171" fo:font-style="italic" style:font-style-asian="italic" style:font-style-complex="italic"/>
    </style:style>
    <style:style style:name="ce47" style:family="table-cell" style:data-style-name="N2">
      <style:table-cell-properties fo:border-top="thin solid #C65911" fo:border-bottom="none" fo:border-left="none" fo:border-right="none" style:vertical-align="middle"/>
      <style:text-properties fo:color="#757171" fo:font-style="italic" style:font-style-asian="italic" style:font-style-complex="italic"/>
    </style:style>
    <style:style style:name="ce48" style:family="table-cell" style:data-style-name="N0">
      <style:table-cell-properties fo:border-top="none" fo:border-bottom="thin solid #808080" fo:border-left="none" fo:border-right="none" style:vertical-align="middle"/>
      <style:text-properties fo:color="#757171" fo:font-style="italic" style:font-style-asian="italic" style:font-style-complex="italic"/>
    </style:style>
    <style:style style:name="ce49" style:family="table-cell" style:data-style-name="N2">
      <style:table-cell-properties fo:border-top="none" fo:border-bottom="thin solid #808080" fo:border-left="none" fo:border-right="none" style:vertical-align="middle"/>
      <style:text-properties fo:color="#757171" fo:font-style="italic" style:font-style-asian="italic" style:font-style-complex="italic"/>
    </style:style>
    <style:style style:name="ce50" style:family="table-cell" style:data-style-name="N0">
      <style:table-cell-properties fo:border-top="thin solid #2F75B5" fo:border-bottom="2pt solid #2F75B5" fo:border-left="none" fo:border-right="none" style:vertical-align="middle"/>
      <style:text-properties fo:color="#305496" fo:font-weight="bold" style:font-weight-asian="bold" style:font-weight-complex="bold"/>
    </style:style>
    <style:style style:name="ce51" style:family="table-cell" style:data-style-name="N2">
      <style:table-cell-properties fo:border-top="thin solid #2F75B5" fo:border-bottom="2pt solid #2F75B5" fo:border-left="none" fo:border-right="none" style:vertical-align="middle"/>
      <style:text-properties fo:color="#305496" fo:font-weight="bold" style:font-weight-asian="bold" style:font-weight-complex="bold"/>
    </style:style>
    <style:style style:name="ce52" style:family="table-cell" style:data-style-name="N0">
      <style:table-cell-properties fo:border-top="none" fo:border-bottom="2pt solid #BF8F00" fo:border-left="none" fo:border-right="none" style:vertical-align="middle"/>
      <style:text-properties fo:color="#BF8F00" fo:font-weight="bold" style:font-weight-asian="bold" style:font-weight-complex="bold"/>
    </style:style>
    <style:style style:name="ce53" style:family="table-cell" style:data-style-name="N2">
      <style:table-cell-properties fo:border-top="none" fo:border-bottom="2pt solid #BF8F00" fo:border-left="none" fo:border-right="none" style:vertical-align="middle"/>
      <style:text-properties fo:color="#BF8F00" fo:font-weight="bold" style:font-weight-asian="bold" style:font-weight-complex="bold"/>
    </style:style>
    <style:style style:name="ce54" style:family="table-cell" style:data-style-name="N2">
      <style:table-cell-properties fo:border-top="thin solid #2F75B5" fo:border-bottom="2pt solid #2F75B5" fo:border-left="none" fo:border-right="none" style:vertical-align="middle" fo:background-color="transparent"/>
      <style:text-properties fo:color="#305496" fo:font-weight="bold" style:font-weight-asian="bold" style:font-weight-complex="bold"/>
    </style:style>
    <style:style style:name="ce55" style:family="table-cell" style:data-style-name="N0">
      <style:table-cell-properties fo:border-top="thin solid #808080" fo:border-bottom="2pt solid #808080" fo:border-left="none" fo:border-right="none" style:vertical-align="middle" fo:background-color="transparent"/>
      <style:text-properties fo:color="#757171" fo:font-weight="bold" style:font-weight-asian="bold" style:font-weight-complex="bold"/>
    </style:style>
    <style:style style:name="ce56" style:family="table-cell" style:data-style-name="N2">
      <style:table-cell-properties fo:border-top="thin solid #808080" fo:border-bottom="2pt solid #808080" fo:border-left="none" fo:border-right="none" style:vertical-align="middle"/>
      <style:text-properties fo:color="#757171" fo:font-weight="bold" style:font-weight-asian="bold" style:font-weight-complex="bold"/>
    </style:style>
    <style:style style:name="ce57" style:family="table-cell" style:data-style-name="N0">
      <style:table-cell-properties fo:border-top="2pt solid #808080" fo:border-bottom="2pt solid #C65911" fo:border-left="none" fo:border-right="none" style:vertical-align="middle"/>
      <style:text-properties fo:color="#C65911" fo:font-weight="bold" style:font-weight-asian="bold" style:font-weight-complex="bold"/>
    </style:style>
    <style:style style:name="ce58" style:family="table-cell" style:data-style-name="N2">
      <style:table-cell-properties fo:border-top="2pt solid #808080" fo:border-bottom="2pt solid #C65911" fo:border-left="none" fo:border-right="none" style:vertical-align="middle"/>
      <style:text-properties fo:color="#C65911" fo:font-weight="bold" style:font-weight-asian="bold" style:font-weight-complex="bold"/>
    </style:style>
    <style:style style:name="ce59" style:family="table-cell" style:data-style-name="N2">
      <style:table-cell-properties fo:border-top="2pt solid #808080" fo:border-bottom="2pt solid #C65911" fo:border-left="none" fo:border-right="none" style:vertical-align="middle" fo:background-color="transparent"/>
      <style:text-properties fo:color="#C65911" fo:font-weight="bold" style:font-weight-asian="bold" style:font-weight-complex="bold"/>
    </style:style>
    <style:style style:name="ce60" style:family="table-cell" style:data-style-name="N0">
      <style:table-cell-properties fo:border-top="2pt solid #C65911" fo:border-bottom="2pt solid #548235" fo:border-left="none" fo:border-right="none" style:vertical-align="middle"/>
      <style:text-properties fo:color="#548235" fo:font-weight="bold" style:font-weight-asian="bold" style:font-weight-complex="bold"/>
    </style:style>
    <style:style style:name="ce61" style:family="table-cell" style:data-style-name="N2">
      <style:table-cell-properties fo:border-top="2pt solid #C65911" fo:border-bottom="2pt solid #548235" fo:border-left="none" fo:border-right="none" style:vertical-align="middle"/>
      <style:text-properties fo:color="#548235" fo:font-weight="bold" style:font-weight-asian="bold" style:font-weight-complex="bold"/>
    </style:style>
    <style:style style:name="ce62" style:family="table-cell" style:data-style-name="N2">
      <style:table-cell-properties fo:border-top="2pt solid #C65911" fo:border-bottom="2pt solid #548235" fo:border-left="none" fo:border-right="none" style:vertical-align="middle" fo:background-color="transparent"/>
      <style:text-properties fo:color="#548235"/>
    </style:style>
    <style:style style:name="co1" style:family="table-column">
      <style:table-column-properties fo:break-before="auto" style:column-width="3.65125cm" style:use-optimal-column-width="true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default-cell-style-name="ce2"/>
        <table:table-column table:style-name="co2" table:number-columns-repeated="255" table:default-cell-style-name="ce2"/>
        <table:table-column table:style-name="co2" table:number-columns-repeated="16128" table:default-cell-style-name="ce1"/>
        <table:table-row table:style-name="ro1">
          <table:table-cell office:value-type="string" table:style-name="ce20">
            <text:p>years</text:p>
          </table:table-cell>
          <table:table-cell office:value-type="float" office:value="2020" table:style-name="ce20">
            <text:p>2020</text:p>
          </table:table-cell>
          <table:table-cell office:value-type="float" office:value="2021" table:style-name="ce20">
            <text:p>2021</text:p>
          </table:table-cell>
          <table:table-cell office:value-type="float" office:value="2022" table:style-name="ce20">
            <text:p>2022</text:p>
          </table:table-cell>
          <table:table-cell office:value-type="float" office:value="2023" table:style-name="ce20">
            <text:p>2023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string" table:style-name="ce20">
            <text:p>cashflows</text:p>
          </table:table-cell>
          <table:table-cell office:value-type="float" office:value="-100" table:style-name="ce20">
            <text:p>-100</text:p>
          </table:table-cell>
          <table:table-cell office:value-type="float" office:value="-50" table:style-name="ce20">
            <text:p>-50</text:p>
          </table:table-cell>
          <table:table-cell office:value-type="float" office:value="150" table:style-name="ce20">
            <text:p>150</text:p>
          </table:table-cell>
          <table:table-cell office:value-type="float" office:value="500" table:style-name="ce20">
            <text:p>500</text:p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string" table:style-name="ce20">
            <text:p>terminal-growth</text:p>
          </table:table-cell>
          <table:table-cell office:value-type="float" office:value="0.03" table:style-name="ce21">
            <text:p>0.03</text:p>
          </table:table-cell>
          <table:table-cell table:number-columns-repeated="3" table:style-name="ce22"/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string" table:style-name="ce27">
            <text:p>discount-rate</text:p>
          </table:table-cell>
          <table:table-cell office:value-type="float" office:value="0.1" table:style-name="ce28">
            <text:p>0.10</text:p>
          </table:table-cell>
          <table:table-cell table:number-columns-repeated="3" table:style-name="ce29"/>
          <table:table-cell table:number-columns-repeated="251" table:style-name="ce2"/>
          <table:table-cell table:number-columns-repeated="16128"/>
        </table:table-row>
        <table:table-row-group>
          <table:table-row table:style-name="ro1">
            <table:table-cell office:value-type="string" table:style-name="ce30">
              <text:p>year</text:p>
            </table:table-cell>
            <table:table-cell office:value-type="float" office:value="2020" table:formula="of:=[.B1]" table:style-name="ce30">
              <text:p>2020</text:p>
            </table:table-cell>
            <table:table-cell office:value-type="float" office:value="2021" table:formula="of:=[.C1]" table:style-name="ce30">
              <text:p>2021</text:p>
            </table:table-cell>
            <table:table-cell office:value-type="float" office:value="2022" table:formula="of:=[.D1]" table:style-name="ce30">
              <text:p>2022</text:p>
            </table:table-cell>
            <table:table-cell office:value-type="float" office:value="2023" table:formula="of:=[.E1]" table:style-name="ce30">
              <text:p>2023</text:p>
            </table:table-cell>
            <table:table-cell table:number-columns-repeated="251" table:style-name="ce16"/>
            <table:table-cell table:number-columns-repeated="16128" table:style-name="ce17"/>
          </table:table-row>
          <table:table-row table:style-name="ro1">
            <table:table-cell office:value-type="string" table:style-name="ce31">
              <text:p>cashflow</text:p>
            </table:table-cell>
            <table:table-cell office:value-type="float" office:value="-100" table:formula="of:=[.B2]" table:style-name="ce32">
              <text:p>-100.00</text:p>
            </table:table-cell>
            <table:table-cell office:value-type="float" office:value="-50" table:formula="of:=[.C2]" table:style-name="ce32">
              <text:p>-50.00</text:p>
            </table:table-cell>
            <table:table-cell office:value-type="float" office:value="150" table:formula="of:=[.D2]" table:style-name="ce32">
              <text:p>150.00</text:p>
            </table:table-cell>
            <table:table-cell office:value-type="float" office:value="500" table:formula="of:=[.E2]" table:style-name="ce32">
              <text:p>500.00</text:p>
            </table:table-cell>
            <table:table-cell table:number-columns-repeated="251" table:style-name="ce16"/>
            <table:table-cell table:number-columns-repeated="16128" table:style-name="ce17"/>
          </table:table-row>
          <table:table-row-group>
            <table:table-row table:style-name="ro1">
              <table:table-cell office:value-type="string" table:style-name="ce33">
                <text:p>year</text:p>
              </table:table-cell>
              <table:table-cell office:value-type="float" office:value="2020" table:formula="of:=[.B5]" table:style-name="ce33">
                <text:p>2020</text:p>
              </table:table-cell>
              <table:table-cell office:value-type="float" office:value="2021" table:formula="of:=[.C5]" table:style-name="ce33">
                <text:p>2021</text:p>
              </table:table-cell>
              <table:table-cell office:value-type="float" office:value="2022" table:formula="of:=[.D5]" table:style-name="ce33">
                <text:p>2022</text:p>
              </table:table-cell>
              <table:table-cell office:value-type="float" office:value="2023" table:formula="of:=[.E5]" table:style-name="ce33">
                <text:p>2023</text:p>
              </table:table-cell>
              <table:table-cell table:number-columns-repeated="251" table:style-name="ce12"/>
              <table:table-cell table:number-columns-repeated="16128" table:style-name="ce13"/>
            </table:table-row>
            <table:table-row table:style-name="ro1">
              <table:table-cell office:value-type="string" table:style-name="ce34">
                <text:p>value</text:p>
              </table:table-cell>
              <table:table-cell office:value-type="float" office:value="-100" table:formula="of:=[.B6]" table:style-name="ce35">
                <text:p>-100.00</text:p>
              </table:table-cell>
              <table:table-cell office:value-type="float" office:value="-50" table:formula="of:=[.C6]" table:style-name="ce35">
                <text:p>-50.00</text:p>
              </table:table-cell>
              <table:table-cell office:value-type="float" office:value="150" table:formula="of:=[.D6]" table:style-name="ce35">
                <text:p>150.00</text:p>
              </table:table-cell>
              <table:table-cell office:value-type="float" office:value="500" table:formula="of:=[.E6]" table:style-name="ce35">
                <text:p>500.00</text:p>
              </table:table-cell>
              <table:table-cell table:number-columns-repeated="251" table:style-name="ce12"/>
              <table:table-cell table:number-columns-repeated="16128" table:style-name="ce13"/>
            </table:table-row>
            <table:table-row table:style-name="ro1">
              <table:table-cell office:value-type="string" table:style-name="ce50">
                <text:p>discount</text:p>
              </table:table-cell>
              <table:table-cell office:value-type="float" office:value="-100" table:formula="of:=([.B8]/((1+[.B4])^([.B7]-[.B1])))" table:style-name="ce51">
                <text:p>-100.00</text:p>
              </table:table-cell>
              <table:table-cell office:value-type="float" office:value="-45.454545454545453" table:formula="of:=([.C8]/((1+[.B4])^([.C7]-[.B1])))" table:style-name="ce51">
                <text:p>-45.45</text:p>
              </table:table-cell>
              <table:table-cell office:value-type="float" office:value="123.96694214876031" table:formula="of:=([.D8]/((1+[.B4])^([.D7]-[.B1])))" table:style-name="ce51">
                <text:p>123.97</text:p>
              </table:table-cell>
              <table:table-cell office:value-type="float" office:value="375.65740045078877" table:formula="of:=([.E8]/((1+[.B4])^([.E7]-[.B1])))" table:style-name="ce51">
                <text:p>375.66</text:p>
              </table:table-cell>
              <table:table-cell table:number-columns-repeated="251" table:style-name="ce14"/>
              <table:table-cell table:number-columns-repeated="16128" table:style-name="ce15"/>
            </table:table-row>
            <table:table-row table:style-name="ro1">
              <table:table-cell table:style-name="ce6"/>
              <table:table-cell office:value-type="float" office:value="-100" table:formula="of:=[.B9]" table:style-name="ce8">
                <text:p>-100.00</text:p>
              </table:table-cell>
              <table:table-cell office:value-type="float" office:value="-45.454545454545453" table:formula="of:=[.C9]" table:style-name="ce8">
                <text:p>-45.45</text:p>
              </table:table-cell>
              <table:table-cell office:value-type="float" office:value="123.96694214876031" table:formula="of:=[.D9]" table:style-name="ce8">
                <text:p>123.97</text:p>
              </table:table-cell>
              <table:table-cell office:value-type="float" office:value="375.65740045078877" table:formula="of:=[.E9]" table:style-name="ce8">
                <text:p>375.66</text:p>
              </table:table-cell>
              <table:table-cell table:number-columns-repeated="251" table:style-name="ce2"/>
              <table:table-cell table:number-columns-repeated="16128"/>
            </table:table-row>
          </table:table-row-group>
          <table:table-row table:style-name="ro1">
            <table:table-cell office:value-type="string" table:style-name="ce52">
              <text:p>discounted-cashflows</text:p>
            </table:table-cell>
            <table:table-cell office:value-type="float" office:value="-100" table:formula="of:=[.B10]" table:style-name="ce53">
              <text:p>-100.00</text:p>
            </table:table-cell>
            <table:table-cell office:value-type="float" office:value="-45.454545454545453" table:formula="of:=[.C10]" table:style-name="ce53">
              <text:p>-45.45</text:p>
            </table:table-cell>
            <table:table-cell office:value-type="float" office:value="123.96694214876031" table:formula="of:=[.D10]" table:style-name="ce53">
              <text:p>123.97</text:p>
            </table:table-cell>
            <table:table-cell office:value-type="float" office:value="375.65740045078877" table:formula="of:=[.E10]" table:style-name="ce53">
              <text:p>375.66</text:p>
            </table:table-cell>
            <table:table-cell table:number-columns-repeated="251" table:style-name="ce18"/>
            <table:table-cell table:number-columns-repeated="16128" table:style-name="ce19"/>
          </table:table-row>
          <table:table-row table:style-name="ro1">
            <table:table-cell office:value-type="string" table:style-name="ce36">
              <text:p>year</text:p>
            </table:table-cell>
            <table:table-cell office:value-type="float" office:value="2023" table:formula="of:=[.E1]" table:style-name="ce36">
              <text:p>2023</text:p>
            </table:table-cell>
            <table:table-cell table:number-columns-repeated="3" table:style-name="ce37"/>
            <table:table-cell table:number-columns-repeated="251" table:style-name="ce23"/>
            <table:table-cell table:number-columns-repeated="16128" table:style-name="ce24"/>
          </table:table-row>
          <table:table-row-group>
            <table:table-row table:style-name="ro1">
              <table:table-cell office:value-type="string" table:style-name="ce38">
                <text:p>terminal-value</text:p>
              </table:table-cell>
              <table:table-cell office:value-type="float" office:value="7357.1428571428569" table:formula="of:=(([.E2]*(1+[.B3]))/([.B4]-[.B3]))" table:style-name="ce11">
                <text:p>7357.14</text:p>
              </table:table-cell>
              <table:table-cell table:number-columns-repeated="3" table:style-name="ce39"/>
              <table:table-cell table:number-columns-repeated="251" table:style-name="ce2"/>
              <table:table-cell table:number-columns-repeated="16128"/>
            </table:table-row>
          </table:table-row-group>
          <table:table-row table:style-name="ro1">
            <table:table-cell office:value-type="string" table:style-name="ce34">
              <text:p>value</text:p>
            </table:table-cell>
            <table:table-cell office:value-type="float" office:value="7357.1428571428569" table:formula="of:=[.B13]" table:style-name="ce35">
              <text:p>7357.14</text:p>
            </table:table-cell>
            <table:table-cell table:number-columns-repeated="3" table:style-name="ce40"/>
            <table:table-cell table:number-columns-repeated="251" table:style-name="ce23"/>
            <table:table-cell table:number-columns-repeated="16128" table:style-name="ce24"/>
          </table:table-row>
          <table:table-row table:style-name="ro1">
            <table:table-cell office:value-type="string" table:style-name="ce50">
              <text:p>discount</text:p>
            </table:table-cell>
            <table:table-cell office:value-type="float" office:value="5527.5303209187487" table:formula="of:=([.B14]/((1+[.B4])^([.B12]-[.B1])))" table:style-name="ce51">
              <text:p>5527.53</text:p>
            </table:table-cell>
            <table:table-cell table:number-columns-repeated="3" table:style-name="ce54"/>
            <table:table-cell table:number-columns-repeated="251" table:style-name="ce14"/>
            <table:table-cell table:number-columns-repeated="16128" table:style-name="ce15"/>
          </table:table-row>
          <table:table-row table:style-name="ro1">
            <table:table-cell office:value-type="string" table:style-name="ce5">
              <text:p>discounted-terminal-value</text:p>
            </table:table-cell>
            <table:table-cell office:value-type="float" office:value="5527.5303209187487" table:formula="of:=[.B15]" table:style-name="ce8">
              <text:p>5527.53</text:p>
            </table:table-cell>
            <table:table-cell table:number-columns-repeated="3" table:style-name="ce9"/>
            <table:table-cell table:number-columns-repeated="251" table:style-name="ce2"/>
            <table:table-cell table:number-columns-repeated="16128"/>
          </table:table-row>
          <table:table-row table:style-name="ro1">
            <table:table-cell office:value-type="string" table:style-name="ce41">
              <text:p>discounted-cashflows</text:p>
            </table:table-cell>
            <table:table-cell office:value-type="float" office:value="-100" table:formula="of:=[.B11]" table:style-name="ce42">
              <text:p>-100.00</text:p>
            </table:table-cell>
            <table:table-cell office:value-type="float" office:value="-45.454545454545453" table:formula="of:=[.C11]" table:style-name="ce42">
              <text:p>-45.45</text:p>
            </table:table-cell>
            <table:table-cell office:value-type="float" office:value="123.96694214876031" table:formula="of:=[.D11]" table:style-name="ce42">
              <text:p>123.97</text:p>
            </table:table-cell>
            <table:table-cell office:value-type="float" office:value="375.65740045078877" table:formula="of:=[.E11]" table:style-name="ce42">
              <text:p>375.66</text:p>
            </table:table-cell>
            <table:table-cell table:number-columns-repeated="251" table:style-name="ce25"/>
            <table:table-cell table:number-columns-repeated="16128" table:style-name="ce26"/>
          </table:table-row>
          <table:table-row table:style-name="ro1">
            <table:table-cell office:value-type="string" table:style-name="ce43">
              <text:p>discounted-terminal-value</text:p>
            </table:table-cell>
            <table:table-cell office:value-type="float" office:value="5527.5303209187487" table:formula="of:=[.B16]" table:style-name="ce44">
              <text:p>5527.53</text:p>
            </table:table-cell>
            <table:table-cell table:number-columns-repeated="3" table:style-name="ce45"/>
            <table:table-cell table:number-columns-repeated="251" table:style-name="ce25"/>
            <table:table-cell table:number-columns-repeated="16128" table:style-name="ce26"/>
          </table:table-row>
          <table:table-row-group>
            <table:table-row table:style-name="ro1">
              <table:table-cell office:value-type="string" table:style-name="ce46">
                <text:p>t</text:p>
              </table:table-cell>
              <table:table-cell office:value-type="float" office:value="-100" table:formula="of:=[.B17]" table:style-name="ce47">
                <text:p>-100.00</text:p>
              </table:table-cell>
              <table:table-cell office:value-type="float" office:value="-45.454545454545453" table:formula="of:=[.C17]" table:style-name="ce47">
                <text:p>-45.45</text:p>
              </table:table-cell>
              <table:table-cell office:value-type="float" office:value="123.96694214876031" table:formula="of:=[.D17]" table:style-name="ce47">
                <text:p>123.97</text:p>
              </table:table-cell>
              <table:table-cell office:value-type="float" office:value="375.65740045078877" table:formula="of:=[.E17]" table:style-name="ce47">
                <text:p>375.66</text:p>
              </table:table-cell>
              <table:table-cell table:number-columns-repeated="251" table:style-name="ce25"/>
              <table:table-cell table:number-columns-repeated="16128" table:style-name="ce26"/>
            </table:table-row>
            <table:table-row table:style-name="ro1">
              <table:table-cell office:value-type="string" table:style-name="ce48">
                <text:p>c</text:p>
              </table:table-cell>
              <table:table-cell office:value-type="float" office:value="0" table:style-name="ce49">
                <text:p>0.00</text:p>
              </table:table-cell>
              <table:table-cell office:value-type="float" office:value="-100" table:formula="of:=[.B21]" table:style-name="ce49">
                <text:p>-100.00</text:p>
              </table:table-cell>
              <table:table-cell office:value-type="float" office:value="-145.45454545454544" table:formula="of:=[.C21]" table:style-name="ce49">
                <text:p>-145.45</text:p>
              </table:table-cell>
              <table:table-cell office:value-type="float" office:value="-21.487603305785129" table:formula="of:=[.D21]" table:style-name="ce49">
                <text:p>-21.49</text:p>
              </table:table-cell>
              <table:table-cell table:number-columns-repeated="251" table:style-name="ce25"/>
              <table:table-cell table:number-columns-repeated="16128" table:style-name="ce26"/>
            </table:table-row>
            <table:table-row table:style-name="ro1">
              <table:table-cell table:style-name="ce55"/>
              <table:table-cell office:value-type="float" office:value="-100" table:formula="of:=([.B19]+[.B20])" table:style-name="ce56">
                <text:p>-100.00</text:p>
              </table:table-cell>
              <table:table-cell office:value-type="float" office:value="-145.45454545454544" table:formula="of:=([.C19]+[.C20])" table:style-name="ce56">
                <text:p>-145.45</text:p>
              </table:table-cell>
              <table:table-cell office:value-type="float" office:value="-21.487603305785129" table:formula="of:=([.D19]+[.D20])" table:style-name="ce56">
                <text:p>-21.49</text:p>
              </table:table-cell>
              <table:table-cell office:value-type="float" office:value="354.16979714500366" table:formula="of:=([.E19]+[.E20])" table:style-name="ce56">
                <text:p>354.17</text:p>
              </table:table-cell>
              <table:table-cell table:number-columns-repeated="251" table:style-name="ce4"/>
              <table:table-cell table:number-columns-repeated="16128" table:style-name="ce3"/>
            </table:table-row>
          </table:table-row-group>
          <table:table-row table:style-name="ro1">
            <table:table-cell office:value-type="string" table:style-name="ce57">
              <text:p>total</text:p>
            </table:table-cell>
            <table:table-cell office:value-type="float" office:value="5881.7001180637526" table:formula="of:=([.E21]+[.B18])" table:style-name="ce58">
              <text:p>5881.70</text:p>
            </table:table-cell>
            <table:table-cell table:number-columns-repeated="3" table:style-name="ce59"/>
            <table:table-cell table:number-columns-repeated="251" table:style-name="ce2"/>
            <table:table-cell table:number-columns-repeated="16128"/>
          </table:table-row>
        </table:table-row-group>
        <table:table-row table:style-name="ro1">
          <table:table-cell office:value-type="string" table:style-name="ce60">
            <text:p>dcf-value</text:p>
          </table:table-cell>
          <table:table-cell office:value-type="float" office:value="5881.7001180637526" table:formula="of:=[.B22]" table:style-name="ce61">
            <text:p>5881.70</text:p>
          </table:table-cell>
          <table:table-cell table:number-columns-repeated="3" table:style-name="ce62"/>
          <table:table-cell table:number-columns-repeated="251" table:style-name="ce2"/>
          <table:table-cell table:number-columns-repeated="16128"/>
        </table:table-row>
        <table:table-row table:style-name="ro1">
          <table:table-cell office:value-type="string" table:style-name="ce7">
            <text:p>result</text:p>
          </table:table-cell>
          <table:table-cell office:value-type="float" office:value="5881.7001180637526" table:formula="of:=[.B23]" table:style-name="ce10">
            <text:p>5881.70</text:p>
          </table:table-cell>
          <table:table-cell table:number-columns-repeated="3" table:style-name="ce9"/>
          <table:table-cell table:number-columns-repeated="251" table:style-name="ce2"/>
          <table:table-cell table:number-columns-repeated="16128"/>
        </table:table-row>
        <table:table-row table:number-rows-repeated="104855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11</meta:generator>
    <dc:creator>Microsoft Office User</dc:creator>
    <meta:creation-date>2019-03-04T13:58:12Z</meta:creation-date>
    <dc:date>2019-03-04T14:26:38Z</dc:date>
  </office:meta>
</office:document-meta>
</file>